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3.58mm" svg:height="120.13mm" svg:x="73.96mm" svg:y="7.09mm">
            <draw:object draw:notify-on-update-of-ranges="Sheet1.B2:Sheet1.B22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, ед. Ацп</text:p>
          </table:table-cell>
          <table:table-cell table:style-name="ce1" office:value-type="string" calcext:value-type="string">
            <text:p>L, мк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9" calcext:value-type="float">
            <text:p>389</text:p>
          </table:table-cell>
          <table:table-cell office:value-type="float" office:value="-700" calcext:value-type="float">
            <text:p>-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-600" calcext:value-type="float">
            <text:p>-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9" calcext:value-type="float">
            <text:p>5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7" calcext:value-type="float">
            <text:p>56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2" calcext:value-type="float">
            <text:p>59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8" calcext:value-type="float">
            <text:p>60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7" calcext:value-type="float">
            <text:p>62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6" calcext:value-type="float">
            <text:p>64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.00.0000</text:date>, <text:time style:data-style-name="N2" text:time-value="14:37:48.159518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2-04-22T14:55:10.312890615</dc:date>
    <meta:editing-duration>PT17M21S</meta:editing-duration>
    <meta:editing-cycles>3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59cm" svg:height="12.014cm" xlink:href=".." xlink:type="simple" chart:class="chart:scatter" chart:style-name="ch1">
        <chart:legend svg:x="11.967cm" svg:y="8.751cm" style:legend-expansion="custom" chartooo:width="8.076cm" chartooo:height="2.412cm" style:legend-expansion-aspect-ratio="3.34825870646766" chart:style-name="ch2"/>
        <chart:plot-area chart:style-name="ch3" table:cell-range-address="Sheet1.B2:Sheet1.C22" svg:x="0.339cm" svg:y="0.438cm" svg:width="20.589cm" svg:height="10.551cm">
          <chartooo:coordinate-region svg:x="1.437cm" svg:y="0.638cm" svg:width="19.211cm" svg:height="10.152cm"/>
          <chart:axis chart:dimension="x" chart:name="primary-x" chart:style-name="ch4">
            <chart:title svg:x="9.967cm" svg:y="11.229cm" chart:style-name="ch5">
              <text:p>ед. АЦП</text:p>
            </chart:title>
            <chart:grid chart:style-name="ch6" chart:class="minor"/>
          </chart:axis>
          <chart:axis chart:dimension="y" chart:name="primary-y" chart:style-name="ch4">
            <chart:title svg:x="0cm" svg:y="6.048cm" chart:style-name="ch7">
              <text:p>мкм</text:p>
            </chart:title>
            <chart:grid chart:style-name="ch8" chart:class="major"/>
          </chart:axis>
          <chart:series chart:style-name="ch9" chart:values-cell-range-address="Sheet1.C2:Sheet1.C22" chart:class="chart:scatter">
            <chart:domain table:cell-range-address="Sheet1.B2:Sheet1.B22"/>
            <chart:regression-curve chart:style-name="ch10">
              <chart:equation chart:display-equation="true" chart:display-r-square="true"/>
            </chart:regression-curve>
            <chart:data-point chart:repeated="7"/>
            <chart:data-point chart:style-name="ch11" chart:repeated="5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">
                <text:p>351</text:p>
                <draw:g>
                  <svg:desc>Sheet1.B2:Sheet1.B22</svg:desc>
                </draw:g>
              </table:table-cell>
              <table:table-cell office:value-type="float" office:value="-1000">
                <text:p>-1000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">
                <text:p>373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">
                <text:p>389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">
                <text:p>425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">
                <text:p>441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4">
                <text:p>454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4">
                <text:p>464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7">
                <text:p>47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5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">
                <text:p>5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9">
                <text:p>5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">
                <text:p>5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">
                <text:p>5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2">
                <text:p>59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8">
                <text:p>6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7">
                <text:p>62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6">
                <text:p>64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">
                <text:p>666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